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6f8e9"/>
    </style:style>
    <style:style style:name="P2" style:family="paragraph" style:parent-style-name="Standard">
      <style:text-properties fo:font-weight="bold" officeooo:paragraph-rsid="0006f8e9" style:font-weight-asian="bold" style:font-weight-complex="bold"/>
    </style:style>
    <style:style style:name="P3" style:family="paragraph" style:parent-style-name="Standard">
      <style:text-properties officeooo:paragraph-rsid="000b439a"/>
    </style:style>
    <style:style style:name="P4" style:family="paragraph" style:parent-style-name="Standard">
      <style:text-properties fo:font-weight="bold" officeooo:paragraph-rsid="000b439a" style:font-weight-asian="bold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>
      <style:paragraph-properties style:writing-mode="lr-tb"/>
    </style:style>
    <style:style style:name="P16" style:family="paragraph" style:parent-style-name="Text_20_body">
      <style:text-properties fo:font-weight="bold" officeooo:paragraph-rsid="000b439a" style:font-weight-asian="bold" style:font-weight-complex="bold"/>
    </style:style>
    <style:style style:name="P17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What is a Kernel Memory Leak?</text:p>
      <text:p text:style-name="Standard"/>
      <text:p text:style-name="Standard">A memory leak is when a program allocates memory but fails to free it after it’s no longer needed.</text:p>
      <text:p text:style-name="Standard"/>
      <text:p text:style-name="Standard">In kernel space, this refers to memory allocated by the kernel (or kernel modules) from the kernel heap (e.g., via kmalloc(), vmalloc(), get_free_pages(), kzalloc()), but never freed using the corresponding kfree() or vfree().</text:p>
      <text:p text:style-name="Standard"/>
      <text:p text:style-name="Standard">Difference from user-space leak:</text:p>
      <text:p text:style-name="Standard"/>
      <text:p text:style-name="Standard"><text:s text:c="4"/>User-space leaks: Memory is leaked in a user process. When the process exits, the OS reclaims all of it automatically.</text:p>
      <text:p text:style-name="Standard"/>
      <text:p text:style-name="Standard"><text:s text:c="4"/>Kernel-space leaks: Memory is leaked inside the kernel itself. This memory stays allocated until the system is rebooted, because the kernel is always running and there’s no automatic garbage collection.</text:p>
      <text:p text:style-name="Standard"/>
      <text:p text:style-name="Standard">2. Why Kernel Memory Leaks Happen</text:p>
      <text:p text:style-name="Standard"/>
      <text:p text:style-name="Standard">Typical causes include:</text:p>
      <text:p text:style-name="Standard"/>
      <text:p text:style-name="Standard"><text:s text:c="4"/>Forgetting to Free Memory</text:p>
      <text:p text:style-name="Standard"/>
      <text:p text:style-name="Standard"><text:s text:c="8"/>Allocated memory paths exist, but no kfree() is called in some error-handling or exit paths.</text:p>
      <text:p text:style-name="Standard"/>
      <text:p text:style-name="Standard"><text:s text:c="4"/>Error Path Oversight</text:p>
      <text:p text:style-name="Standard"/>
      <text:p text:style-name="Standard"><text:s text:c="8"/>Early returns or goto labels skip cleanup in case of failure.</text:p>
      <text:p text:style-name="Standard"/>
      <text:p text:style-name="Standard"><text:s text:c="4"/>Lost Pointers</text:p>
      <text:p text:style-name="Standard"/>
      <text:p text:style-name="Standard"><text:s text:c="8"/>Pointer to allocated memory is overwritten without freeing it first.</text:p>
      <text:p text:style-name="Standard"/>
      <text:p text:style-name="Standard"><text:s text:c="4"/>Resource Leaks in Drivers</text:p>
      <text:p text:style-name="Standard"/>
      <text:p text:style-name="Standard"><text:s text:c="8"/>A kernel driver allocates buffers on open() but doesn’t release them on close().</text:p>
      <text:p text:style-name="Standard"/>
      <text:p text:style-name="Standard"><text:s text:c="4"/>Dangling Data Structures</text:p>
      <text:p text:style-name="Standard"/>
      <text:p text:style-name="Standard"><text:s text:c="8"/>Items added to a linked list or queue that are never removed and freed.</text:p>
      <text:p text:style-name="Standard"/>
      <text:p text:style-name="Standard">3. Why Kernel Memory Leaks are Dangerous</text:p>
      <text:p text:style-name="Standard"/>
      <text:p text:style-name="Standard"><text:s text:c="4"/>Non-swappable memory</text:p>
      <text:p text:style-name="Standard"><text:s text:c="4"/>Kernel allocations come from non-pageable memory (cannot be swapped to disk like user memory), so leaks directly reduce available RAM for the entire system.</text:p>
      <text:p text:style-name="Standard"/>
      <text:p text:style-name="Standard"><text:s text:c="4"/>Permanent until reboot</text:p>
      <text:p text:style-name="Standard"><text:s text:c="4"/>A leaked allocation stays in memory forever because the kernel does not have a “process exit” event like user programs.</text:p>
      <text:p text:style-name="Standard"/>
      <text:p text:style-name="Standard"><text:s text:c="4"/>System Instability</text:p>
      <text:p text:style-name="Standard"><text:soft-page-break/><text:s text:c="4"/>Large leaks can cause:</text:p>
      <text:p text:style-name="Standard"/>
      <text:p text:style-name="Standard"><text:s text:c="8"/>Allocation failures for other kernel components</text:p>
      <text:p text:style-name="Standard"/>
      <text:p text:style-name="Standard"><text:s text:c="8"/>OOM (Out of Memory) killer terminating user processes</text:p>
      <text:p text:style-name="Standard"/>
      <text:p text:style-name="Standard"><text:s text:c="8"/>Slow performance or total system freeze</text:p>
      <text:p text:style-name="Standard"/>
      <text:p text:style-name="Standard">4. What Happens When a Kernel Memory Leak Occurs</text:p>
      <text:p text:style-name="Standard"/>
      <text:p text:style-name="Standard">Step-by-step:</text:p>
      <text:p text:style-name="Standard"/>
      <text:p text:style-name="Standard"><text:s text:c="4"/>A driver or kernel code calls kmalloc() (or similar) to get memory.</text:p>
      <text:p text:style-name="Standard"/>
      <text:p text:style-name="Standard"><text:s text:c="4"/>It forgets to kfree() it after use.</text:p>
      <text:p text:style-name="Standard"/>
      <text:p text:style-name="Standard"><text:s text:c="4"/>That chunk of memory is permanently removed from the free memory pool.</text:p>
      <text:p text:style-name="Standard"/>
      <text:p text:style-name="Standard"><text:s text:c="4"/>Over time, repeated leaks cause kernel heap fragmentation and low memory conditions.</text:p>
      <text:p text:style-name="Standard"/>
      <text:p text:style-name="Standard"><text:s text:c="4"/>The kernel starts failing memory allocations (kmalloc() returns NULL).</text:p>
      <text:p text:style-name="Standard"/>
      <text:p text:style-name="P1"><text:s text:c="4"/>Critical subsystems might crash → Kernel panic or hang.</text:p>
      <text:p text:style-name="P1"/>
      <text:p text:style-name="P1"/>
      <text:p text:style-name="P1"/>
      <text:p text:style-name="P2">What would happen if the kernel paged out its own memory</text:p>
      <text:p text:style-name="Standard"/>
      <text:p text:style-name="Standard">Let’s imagine kernel data structures or code could be swapped to disk:</text:p>
      <text:p text:style-name="Standard"/>
      <text:p text:style-name="Standard">Example:</text:p>
      <text:p text:style-name="Standard"/>
      <text:p text:style-name="Standard"><text:s text:c="4"/>Kernel needs to access a scheduling structure (task_struct) to pick the next process.</text:p>
      <text:p text:style-name="Standard"/>
      <text:p text:style-name="Standard"><text:s text:c="4"/>That structure has been swapped to disk.</text:p>
      <text:p text:style-name="Standard"/>
      <text:p text:style-name="Standard"><text:s text:c="4"/>Access triggers a page fault in kernel mode.</text:p>
      <text:p text:style-name="Standard"/>
      <text:p text:style-name="Standard"><text:s text:c="4"/>To load it, the kernel must:</text:p>
      <text:p text:style-name="Standard"/>
      <text:p text:style-name="Standard"><text:s text:c="8"/>Run disk I/O code.</text:p>
      <text:p text:style-name="Standard"/>
      <text:p text:style-name="Standard"><text:s text:c="8"/>But what if the disk driver code or its buffers are themselves swapped out?</text:p>
      <text:p text:style-name="Standard"/>
      <text:p text:style-name="Standard"><text:s text:c="4"/>The kernel would need to load the disk driver from disk,</text:p>
      <text:p text:style-name="Standard"><text:s text:c="4"/>but it can’t because it needs the disk driver to load itself.</text:p>
      <text:p text:style-name="Standard"/>
      <text:p text:style-name="Standard">Result: Deadlock — system freezes.</text:p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2" text:outline-level="2"><text:span text:style-name="Strong_20_Emphasis">What is </text:span><text:span text:style-name="Strong_20_Emphasis"><text:span text:style-name="Source_20_Text">kmemleak</text:span></text:span><text:span text:style-name="Strong_20_Emphasis">?</text:span></text:h>
      <text:p text:style-name="Text_20_body"><text:span text:style-name="Source_20_Text">kmemleak</text:span> is a <text:span text:style-name="Strong_20_Emphasis">memory leak detector</text:span> built into the Linux kernel.<text:line-break/>Think of it as <text:span text:style-name="Strong_20_Emphasis">Valgrind for the kernel</text:span>.</text:p>
      <text:list xml:id="list2941715483" text:style-name="L1">
        <text:list-item>
          <text:p text:style-name="P5">It keeps track of every dynamic memory allocation made in the kernel (e.g., via <text:span text:style-name="Source_20_Text">kmalloc()</text:span>, <text:span text:style-name="Source_20_Text">vmalloc()</text:span>, <text:span text:style-name="Source_20_Text">kmem_cache_alloc()</text:span>).</text:p>
        </text:list-item>
        <text:list-item>
          <text:p text:style-name="P5">It periodically scans kernel memory to check whether those allocations are still reachable from any global/static variables, kernel stacks, or other tracked objects.</text:p>
        </text:list-item>
        <text:list-item>
          <text:p text:style-name="P5">If an allocated memory block <text:span text:style-name="Strong_20_Emphasis">has no references pointing to it</text:span>, <text:span text:style-name="Source_20_Text">kmemleak</text:span> flags it as a <text:span text:style-name="Strong_20_Emphasis">possible leak</text:span>.</text:p>
        </text:list-item>
      </text:list>
      <text:p text:style-name="Text_20_body"><text:span text:style-name="Strong_20_Emphasis">Important:</text:span><text:line-break/><text:span text:style-name="Source_20_Text">kmemleak</text:span> does <text:span text:style-name="Strong_20_Emphasis">not fix</text:span> leaks. It only helps you <text:span text:style-name="Strong_20_Emphasis">find</text:span> them.</text:p>
      <text:h text:style-name="Heading_20_2" text:outline-level="2"><text:span text:style-name="Strong_20_Emphasis">How it Hooks into Allocations</text:span></text:h>
      <text:p text:style-name="Text_20_body">When <text:span text:style-name="Source_20_Text">CONFIG_DEBUG_KMEMLEAK</text:span> is enabled in the kernel:</text:p>
      <text:list xml:id="list1786978677" text:style-name="L2">
        <text:list-item>
          <text:p text:style-name="P6">The memory allocation functions like:</text:p>
          <text:list>
            <text:list-item>
              <text:p text:style-name="P6"><text:span text:style-name="Source_20_Text">kmalloc()</text:span></text:p>
            </text:list-item>
            <text:list-item>
              <text:p text:style-name="P6"><text:span text:style-name="Source_20_Text">kzalloc()</text:span></text:p>
            </text:list-item>
            <text:list-item>
              <text:p text:style-name="P6"><text:span text:style-name="Source_20_Text">vmalloc()</text:span></text:p>
            </text:list-item>
            <text:list-item>
              <text:p text:style-name="P6"><text:span text:style-name="Source_20_Text">kmem_cache_alloc()</text:span></text:p>
            </text:list-item>
          </text:list>
        </text:list-item>
        <text:list-item>
          <text:p text:style-name="P6">are wrapped by <text:span text:style-name="Source_20_Text">kmemleak_alloc()</text:span>.</text:p>
        </text:list-item>
        <text:list-item>
          <text:p text:style-name="P6">Similarly, free functions like:</text:p>
          <text:list>
            <text:list-item>
              <text:p text:style-name="P6"><text:span text:style-name="Source_20_Text">kfree()</text:span></text:p>
            </text:list-item>
            <text:list-item>
              <text:p text:style-name="P6"><text:span text:style-name="Source_20_Text">vfree()</text:span></text:p>
            </text:list-item>
            <text:list-item>
              <text:p text:style-name="P6"><text:span text:style-name="Source_20_Text">kmem_cache_free()</text:span></text:p>
            </text:list-item>
          </text:list>
        </text:list-item>
        <text:list-item>
          <text:p text:style-name="P6">call <text:span text:style-name="Source_20_Text">kmemleak_free()</text:span>.</text:p>
        </text:list-item>
      </text:list>
      <text:p text:style-name="Text_20_body"><text:span text:style-name="Source_20_Text">kmemleak_alloc()</text:span> stores <text:span text:style-name="Strong_20_Emphasis">metadata</text:span> for every allocated block:</text:p>
      <text:list xml:id="list521601132" text:style-name="L3">
        <text:list-item>
          <text:p text:style-name="P7">Start address</text:p>
        </text:list-item>
        <text:list-item>
          <text:p text:style-name="P7">Size</text:p>
        </text:list-item>
        <text:list-item>
          <text:p text:style-name="P7">Timestamp</text:p>
        </text:list-item>
        <text:list-item>
          <text:p text:style-name="P7">Stack trace (if enabled via <text:span text:style-name="Source_20_Text">CONFIG_DEBUG_KMEMLEAK_EARLY_LOG</text:span>)</text:p>
        </text:list-item>
      </text:list>
      <text:h text:style-name="Heading_20_2" text:outline-level="2"><text:soft-page-break/><text:span text:style-name="Strong_20_Emphasis">The Concept: "Garbage Collector in Reverse"</text:span></text:h>
      <text:p text:style-name="Text_20_body">Unlike a garbage collector (which <text:span text:style-name="Emphasis">frees</text:span> unused objects),<text:line-break/><text:span text:style-name="Source_20_Text">kmemleak</text:span> just <text:span text:style-name="Strong_20_Emphasis">detects</text:span> objects that <text:span text:style-name="Emphasis">could be freed</text:span> but aren’t.</text:p>
      <text:p text:style-name="Text_20_body">It does this by:</text:p>
      <text:list xml:id="list3279908759" text:style-name="L4">
        <text:list-item>
          <text:p text:style-name="P8">Marking all tracked allocations as <text:span text:style-name="Strong_20_Emphasis">"unreferenced"</text:span> initially.</text:p>
        </text:list-item>
        <text:list-item>
          <text:p text:style-name="P8">Scanning <text:span text:style-name="Strong_20_Emphasis">root memory areas</text:span> for pointers:</text:p>
          <text:list>
            <text:list-item>
              <text:p text:style-name="P8">Static/global variables</text:p>
            </text:list-item>
            <text:list-item>
              <text:p text:style-name="P8">Kernel stacks</text:p>
            </text:list-item>
            <text:list-item>
              <text:p text:style-name="P8">CPU registers</text:p>
            </text:list-item>
            <text:list-item>
              <text:p text:style-name="P8">Slab objects that contain pointers</text:p>
            </text:list-item>
          </text:list>
        </text:list-item>
        <text:list-item>
          <text:p text:style-name="P8">If a pointer is found pointing into an allocation’s address, that block is marked <text:span text:style-name="Strong_20_Emphasis">"referenced"</text:span>.</text:p>
        </text:list-item>
        <text:list-item>
          <text:p text:style-name="P8">After the scan, any allocations still marked "unreferenced" are suspected leaks.</text:p>
        </text:list-item>
      </text:list>
      <text:list xml:id="list927351102" text:style-name="L5">
        <text:list-item>
          <text:p text:style-name="P9"><text:span text:style-name="Strong_20_Emphasis">Tracking</text:span> every allocation and free.</text:p>
        </text:list-item>
      </text:list>
      <text:list xml:id="list3546067719" text:style-name="L6">
        <text:list-item>
          <text:p text:style-name="P10"><text:span text:style-name="Strong_20_Emphasis">Marking</text:span> all allocations as unreferenced.</text:p>
        </text:list-item>
      </text:list>
      <text:list xml:id="list1761524618" text:style-name="L7">
        <text:list-item>
          <text:p text:style-name="P11"><text:span text:style-name="Strong_20_Emphasis">Scanning</text:span> kernel memory for pointers to those allocations.</text:p>
        </text:list-item>
      </text:list>
      <text:list xml:id="list3551025594" text:style-name="L8">
        <text:list-item>
          <text:p text:style-name="P12"><text:span text:style-name="Strong_20_Emphasis">Marking</text:span> found ones as referenced.</text:p>
        </text:list-item>
      </text:list>
      <text:list xml:id="list1679472497" text:style-name="L9">
        <text:list-item>
          <text:p text:style-name="P13"><text:span text:style-name="Strong_20_Emphasis">Reporting</text:span> the ones that are still unreferenced.</text:p>
        </text:list-item>
      </text:list>
      <text:h text:style-name="Heading_20_2" text:outline-level="2"><text:span text:style-name="Strong_20_Emphasis">1. What is Valgrind?</text:span></text:h>
      <text:p text:style-name="Text_20_body"><text:span text:style-name="Strong_20_Emphasis">Valgrind</text:span> is a runtime analysis tool mainly used to:</text:p>
      <text:list xml:id="list3169523374" text:style-name="L10">
        <text:list-item>
          <text:p text:style-name="P14">Detect <text:span text:style-name="Strong_20_Emphasis">memory leaks</text:span></text:p>
        </text:list-item>
        <text:list-item>
          <text:p text:style-name="P14">Detect <text:span text:style-name="Strong_20_Emphasis">invalid memory accesses</text:span> (buffer overflows, use-after-free)</text:p>
        </text:list-item>
        <text:list-item>
          <text:p text:style-name="P14">Detect <text:span text:style-name="Strong_20_Emphasis">uninitialized variable usage</text:span></text:p>
        </text:list-item>
        <text:list-item>
          <text:p text:style-name="P14">Profile program performance (cache misses, branch prediction, etc.)</text:p>
        </text:list-item>
      </text:list>
      <text:p text:style-name="Text_20_body">The most famous Valgrind tool is <text:span text:style-name="Strong_20_Emphasis">Memcheck</text:span>, which checks for memory management bugs in <text:span text:style-name="Strong_20_Emphasis">C, C++, and other native languages</text:span>.</text:p>
      <text:p text:style-name="Horizontal_20_Line"/>
      <text:h text:style-name="Heading_20_2" text:outline-level="2"><text:span text:style-name="Strong_20_Emphasis">2. How Valgrind Works</text:span></text:h>
      <text:p text:style-name="Text_20_body">When you run:</text:p>
      <text:p text:style-name="Standard">valgrind ./program</text:p>
      <text:p text:style-name="Standard"/>
      <text:p text:style-name="Standard">It does not run your program directly on the CPU.</text:p>
      <text:p text:style-name="Standard">Instead:</text:p>
      <text:p text:style-name="Standard"><text:soft-page-break/></text:p>
      <text:p text:style-name="Standard"><text:s text:c="4"/>Valgrind emulates the CPU using dynamic binary translation.</text:p>
      <text:p text:style-name="Standard"/>
      <text:p text:style-name="Standard"><text:s text:c="4"/>Every instruction is intercepted and monitored.</text:p>
      <text:p text:style-name="Standard"/>
      <text:p text:style-name="Standard"><text:s text:c="4"/>For every memory-related instruction, Valgrind:</text:p>
      <text:p text:style-name="Standard"/>
      <text:p text:style-name="Standard"><text:s text:c="8"/>Checks if the address is valid</text:p>
      <text:p text:style-name="Standard"/>
      <text:p text:style-name="Standard"><text:s text:c="8"/>Tracks whether it’s allocated or freed</text:p>
      <text:p text:style-name="Standard"/>
      <text:p text:style-name="Standard"><text:s text:c="8"/>Tracks if data is initialized</text:p>
      <text:p text:style-name="Standard"/>
      <text:p text:style-name="Standard"><text:s text:c="4"/>Reports any illegal actions or memory leaks.</text:p>
      <text:p text:style-name="Standard"/>
      <text:p text:style-name="Standard">The trade-off:</text:p>
      <text:p text:style-name="Standard"/>
      <text:p text:style-name="Standard"><text:s text:c="4"/>Slower execution (20–50× slower for Memcheck)</text:p>
      <text:p text:style-name="Standard"/>
      <text:p text:style-name="P3"><text:s text:c="4"/>Very detailed error reporting</text:p>
      <text:p text:style-name="P3"/>
      <text:p text:style-name="P3"/>
      <text:p text:style-name="P3"/>
      <text:p text:style-name="P4">valgrind --leak-check=full --track-origins=yes ./test</text:p>
      <text:p text:style-name="P4"/>
      <text:p text:style-name="P16">The binary executes directly on your CPU’s instruction set (e.g., x86-64).</text:p>
      <text:p text:style-name="P15">But with:</text:p>
      <text:p text:style-name="P15"/>
      <text:p text:style-name="P15">valgrind ./program</text:p>
      <text:p text:style-name="P15"/>
      <text:p text:style-name="P15">your CPU never sees your program’s original machine instructions directly.</text:p>
      <text:p text:style-name="P15"><text:span text:style-name="T1">2️⃣</text:span> Dynamic Binary Translation (DBT)</text:p>
      <text:p text:style-name="P15"/>
      <text:p text:style-name="P15">Valgrind acts like a virtual CPU.</text:p>
      <text:p text:style-name="P15"/>
      <text:p text:style-name="P15">It reads a few instructions of your program (machine code).</text:p>
      <text:p text:style-name="P15"/>
      <text:p text:style-name="P15">It translates them into a safe, instrumented version in Valgrind’s own intermediate representation (IR).</text:p>
      <text:p text:style-name="P15"/>
      <text:p text:style-name="P15">While translating, it inserts checks before and after memory operations.</text:p>
      <text:p text:style-name="P15"/>
      <text:p text:style-name="P15"><text:soft-page-break/>Think of it like:</text:p>
      <text:p text:style-name="P15"/>
      <text:p text:style-name="P15">Your program says “store this in memory address X.”</text:p>
      <text:p text:style-name="P15">Valgrind says “hold on… let me check if X is valid, allocated, and initialized — THEN I’ll actually store it.”</text:p>
      <text:p text:style-name="P15"/>
      <text:p text:style-name="P15"><text:span text:style-name="T1">3️⃣</text:span> Instruction Interception &amp; Monitoring</text:p>
      <text:p text:style-name="P15"/>
      <text:p text:style-name="P15">For every instruction in your program:</text:p>
      <text:p text:style-name="P15"/>
      <text:p text:style-name="P15">Load/store?</text:p>
      <text:p text:style-name="P15">→ Valgrind checks:</text:p>
      <text:p text:style-name="P15"/>
      <text:p text:style-name="P15">Is this address inside an allocated heap block?</text:p>
      <text:p text:style-name="P15"/>
      <text:p text:style-name="P15">Has it been freed already?</text:p>
      <text:p text:style-name="P15"/>
      <text:p text:style-name="P15">Is it initialized before being read?</text:p>
      <text:p text:style-name="P15"/>
      <text:p text:style-name="P15">Freeing memory?</text:p>
      <text:p text:style-name="P15">→ Valgrind marks it as freed, and future access to it will be flagged.</text:p>
      <text:p text:style-name="P15"/>
      <text:p text:style-name="P15">Allocating memory?</text:p>
      <text:p text:style-name="P15">→ Valgrind updates its internal “heap map” with the address range.</text:p>
      <text:p text:style-name="P15"/>
      <text:p text:style-name="P15"><text:span text:style-name="T1">4️⃣</text:span> Metadata Tracking</text:p>
      <text:p text:style-name="P15"/>
      <text:p text:style-name="P15">Valgrind tracks metadata for:</text:p>
      <text:p text:style-name="P15"/>
      <text:p text:style-name="P15">Every allocated memory block (start address, size)</text:p>
      <text:p text:style-name="P15"/>
      <text:p text:style-name="P15">Initialization status of every byte</text:p>
      <text:p text:style-name="P15"><text:soft-page-break/></text:p>
      <text:p text:style-name="P15">Allocation stack trace (so it can tell you where you allocated it)</text:p>
      <text:p text:style-name="P15"/>
      <text:p text:style-name="P15"><text:span text:style-name="T1">5️⃣</text:span> Reporting</text:p>
      <text:p text:style-name="P15"/>
      <text:p text:style-name="P15">When Valgrind detects something wrong:</text:p>
      <text:p text:style-name="P15"/>
      <text:p text:style-name="P15">It pauses your program</text:p>
      <text:p text:style-name="P15"/>
      <text:p text:style-name="P15">Prints a detailed report:</text:p>
      <text:p text:style-name="P15"/>
      <text:p text:style-name="P15">What the error is (e.g., invalid read/write)</text:p>
      <text:p text:style-name="P15"/>
      <text:p text:style-name="P15">Where it happened (line number, function)</text:p>
      <text:p text:style-name="P15"/>
      <text:p text:style-name="P15">Where the memory was originally allocated</text:p>
      <text:p text:style-name="P15"/>
      <text:p text:style-name="P17">Trade-offs</text:p>
      <text:p text:style-name="P15"/>
      <text:p text:style-name="P15">Performance hit: Since Valgrind is emulating instructions + doing extra checks, your program may run 20–50× slower under Memcheck.</text:p>
      <text:p text:style-name="P15"/>
      <text:p text:style-name="P15">Accuracy: You get extremely precise error reports — even for problems that don’t crash your program in normal execution.</text:p>
      <text:p text:style-name="P15"/>
      <text:p text:style-name="P1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22:24:07.374029877</meta:creation-date>
    <dc:date>2025-08-12T05:56:56.215555708</dc:date>
    <meta:editing-duration>PT27M5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7" meta:paragraph-count="149" meta:word-count="1149" meta:character-count="7450" meta:non-whitespace-character-count="6258"/>
  </office:meta>
</office:document-meta>
</file>